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Que funcion es mas eficiente?</text:p>
      <text:p text:style-name="Standard"/>
      <text:p text:style-name="Standard"/>
      <text:p text:style-name="Standard">Altura2 porque al pasar la pila y no tener que hacer una copia no se ejecuta el constructor de copia y por ende no tiene que ir haciendo las asignaciones pertinentes.</text:p>
      <text:p text:style-name="Standard"/>
      <text:p text:style-name="Standard"><text:span text:style-name="T1">¿Cual Hace mas accesos? </text:span>Ambas hacen mas accesos dado que en ambas funciones se accede las mismas veces a la función desapilar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8T01:03:14.12</meta:creation-date>
    <meta:document-statistic meta:table-count="0" meta:image-count="0" meta:object-count="0" meta:page-count="1" meta:paragraph-count="3" meta:word-count="58" meta:character-count="322"/>
    <dc:date>2022-10-28T11:03:30.13</dc:date>
    <meta:editing-duration>PT2M19S</meta:editing-duration>
    <meta:editing-cycles>1</meta:editing-cycles>
    <meta:generator>OpenOffice/4.1.10$Win32 OpenOffice.org_project/4110m2$Build-9807</meta:generator>
  </office:meta>
</office:document-meta>
</file>